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2]" office:value-type="float" office:value="600" calcext:value-type="float">
            <text:p>600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79500" calcext:value-type="float">
            <text:p>79500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000" calcext:value-type="float">
            <text:p>600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2.4" calcext:value-type="float">
            <text:p>2.4</text:p>
          </table:table-cell>
          <table:table-cell table:style-name="ce15" table:formula="of:=1%*(1+[.N15])/60" office:value-type="percentage" office:value="0.0004" calcext:value-type="percentage">
            <text:p>0.0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360" calcext:value-type="float">
            <text:p>360</text:p>
          </table:table-cell>
          <table:table-cell table:style-name="ce11" table:formula="of:=[.B3]" office:value-type="float" office:value="360" calcext:value-type="float">
            <text:p>36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9.6" calcext:value-type="percentage">
            <text:p>96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4350" calcext:value-type="float">
            <text:p>435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4.60375" calcext:value-type="float">
            <text:p>4.60375</text:p>
          </table:table-cell>
          <table:table-cell table:style-name="ce15" table:formula="of:=2%/60+[.C7]/10000/60" office:value-type="percentage" office:value="0.00105833333333333" calcext:value-type="percentage">
            <text:p>0.1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66" calcext:value-type="float">
            <text:p>266</text:p>
          </table:table-cell>
          <table:table-cell table:style-name="ce11" table:formula="of:=[.B4]*(1+[.T15])" office:value-type="float" office:value="1748.95" calcext:value-type="float">
            <text:p>1748.9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8.05" calcext:value-type="percentage">
            <text:p>80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20.5454125" calcext:value-type="float">
            <text:p>20.5454125</text:p>
          </table:table-cell>
          <table:table-cell table:style-name="ce15" table:formula="of:=([.R3]-1%/60)*(4+[.B28]*3%)+(1%/60)" office:value-type="percentage" office:value="0.00472308333333333" calcext:value-type="percentage">
            <text:p>0.47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W15])" office:value-type="float" office:value="1312.5" calcext:value-type="float">
            <text:p>1312.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475" calcext:value-type="percentage">
            <text:p>24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80" calcext:value-type="float">
            <text:p>580</text:p>
          </table:table-cell>
          <table:table-cell table:style-name="ce11" table:formula="of:=[.B6]" office:value-type="float" office:value="580" calcext:value-type="float">
            <text:p>580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8.25" calcext:value-type="percentage">
            <text:p>82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435" calcext:value-type="float">
            <text:p>435</text:p>
          </table:table-cell>
          <table:table-cell table:style-name="ce11" table:formula="of:=[.B7]" office:value-type="float" office:value="435" calcext:value-type="float">
            <text:p>43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63600" calcext:value-type="float">
            <text:p>63600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79500" calcext:value-type="float">
            <text:p>79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7"/>
          <table:table-cell table:formula="of:=[.K22]/5" office:value-type="float" office:value="0.55" calcext:value-type="float">
            <text:p>0.55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95400" calcext:value-type="float">
            <text:p>95400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9.6" calcext:value-type="percentage">
            <text:p>960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8.05" calcext:value-type="percentage">
            <text:p>805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475" calcext:value-type="percentage">
            <text:p>24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9.6" calcext:value-type="percentage">
            <text:p>96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.4" calcext:value-type="percentage">
            <text:p>14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8.25" calcext:value-type="percentage">
            <text:p>8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5.575" calcext:value-type="percentage">
            <text:p>55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2.75" calcext:value-type="percentage">
            <text:p>27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7])" office:value-type="percentage" office:value="8.05" calcext:value-type="percentage">
            <text:p>80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475" calcext:value-type="percentage">
            <text:p>247.5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991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565" calcext:value-type="percentage">
            <text:p>56.50%</text:p>
          </table:table-cell>
          <table:table-cell table:style-name="ce14" table:formula="of:=[.K18]" office:value-type="percentage" office:value="2.825" calcext:value-type="percentage">
            <text:p>28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2.825" calcext:value-type="percentage">
            <text:p>282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2.825" calcext:value-type="percentage">
            <text:p>282.5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2.825" calcext:value-type="percentage">
            <text:p>282.5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7" calcext:value-type="percentage">
            <text:p>70.00%</text:p>
          </table:table-cell>
          <table:table-cell table:style-name="ce14" table:formula="of:=[.N19]" office:value-type="percentage" office:value="1.4" calcext:value-type="percentage">
            <text:p>14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4" calcext:value-type="percentage">
            <text:p>140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5" calcext:value-type="percentage">
            <text:p>95.00%</text:p>
          </table:table-cell>
          <table:table-cell table:style-name="ce14" table:formula="of:=[.Q20]" office:value-type="percentage" office:value="4.75" calcext:value-type="percentage">
            <text:p>475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75" calcext:value-type="percentage">
            <text:p>475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5" calcext:value-type="percentage">
            <text:p>55.00%</text:p>
          </table:table-cell>
          <table:table-cell table:style-name="ce14" table:formula="of:=[.K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75" calcext:value-type="percentage">
            <text:p>27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75" calcext:value-type="percentage">
            <text:p>275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805" calcext:value-type="percentage">
            <text:p>80.50%</text:p>
          </table:table-cell>
          <table:table-cell table:style-name="ce14" table:formula="of:=[.K23]" office:value-type="percentage" office:value="4.025" calcext:value-type="percentage">
            <text:p>402.5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4.025" calcext:value-type="percentage">
            <text:p>402.5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495" calcext:value-type="percentage">
            <text:p>49.50%</text:p>
          </table:table-cell>
          <table:table-cell table:style-name="ce14" table:formula="of:=[.Z24]" office:value-type="percentage" office:value="2.475" calcext:value-type="percentage">
            <text:p>247.5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475" calcext:value-type="percentage">
            <text:p>247.5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475" calcext:value-type="percentage">
            <text:p>247.5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AG25]+[.AH25]*[.$B25])" office:value-type="percentage" office:value="0.5" calcext:value-type="percentage">
            <text:p>50.00%</text:p>
          </table:table-cell>
          <table:table-cell table:style-name="ce14" table:formula="of:=[.AI25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5]+[.AH25]*[.$B25])*[.$F25]" office:value-type="percentage" office:value="2.5" calcext:value-type="percentage">
            <text:p>25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5" calcext:value-type="percentage">
            <text:p>500.00%</text:p>
          </table:table-cell>
          <table:table-cell table:style-name="ce14" table:formula="of:=([.O26]+[.P26]*[.$B26])" office:value-type="percentage" office:value="0.7" calcext:value-type="percentage">
            <text:p>70.00%</text:p>
          </table:table-cell>
          <table:table-cell table:style-name="ce14" table:formula="of:=[.Q26]" office:value-type="percentage" office:value="3.5" calcext:value-type="percentage">
            <text:p>35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3.5" calcext:value-type="percentage">
            <text:p>350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14" table:formula="of:=300%+[.B28]*3%" office:value-type="percentage" office:value="4.11" calcext:value-type="percentage">
            <text:p>411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8:49:57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0T18:57:50.537000000</dc:date>
    <meta:generator>LibreOffice/7.0.5.2$Windows_X86_64 LibreOffice_project/64390860c6cd0aca4beafafcfd84613dd9dfb63a</meta:generator>
    <meta:editing-duration>PT2H36M24S</meta:editing-duration>
    <meta:editing-cycles>26</meta:editing-cycles>
    <meta:document-statistic meta:table-count="1" meta:cell-count="222" meta:object-count="0"/>
    <meta:user-defined meta:name="AppVersion">16.0300</meta:user-defined>
  </office:meta>
</office:document-meta>
</file>